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DejaVu Sans" svg:font-family="'DejaVu Sans'" style:font-family-generic="swiss"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2.25in"/>
    </style:style>
    <style:style style:name="Table1.C" style:family="table-column">
      <style:table-column-properties style:column-width="2.4271in"/>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C2" style:family="table-cell">
      <style:table-cell-properties fo:padding="0.0201in" fo:border-left="0.05pt solid #000000" fo:border-right="0.05pt solid #000000" fo:border-top="none" fo:border-bottom="0.05pt solid #000000" style:writing-mode="page"/>
    </style:style>
    <style:style style:name="P1" style:family="paragraph" style:parent-style-name="Preformatted_20_Text">
      <style:text-properties officeooo:paragraph-rsid="008702f1"/>
    </style:style>
    <style:style style:name="P2" style:family="paragraph" style:parent-style-name="Preformatted_20_Text">
      <style:text-properties officeooo:rsid="008702f1" officeooo:paragraph-rsid="008702f1"/>
    </style:style>
    <style:style style:name="P3" style:family="paragraph" style:parent-style-name="Standard">
      <style:text-properties officeooo:rsid="0072476e" officeooo:paragraph-rsid="0072476e"/>
    </style:style>
    <style:style style:name="P4" style:family="paragraph" style:parent-style-name="Standard">
      <style:paragraph-properties fo:text-align="center" style:justify-single-word="false"/>
      <style:text-properties officeooo:rsid="0082cb69" officeooo:paragraph-rsid="0082cb69"/>
    </style:style>
    <style:style style:name="P5" style:family="paragraph" style:parent-style-name="Table_20_Contents">
      <style:paragraph-properties fo:text-align="center" style:justify-single-word="false"/>
      <style:text-properties officeooo:rsid="0082cb69" officeooo:paragraph-rsid="0082cb69"/>
    </style:style>
    <style:style style:name="P6" style:family="paragraph" style:parent-style-name="Table_20_Contents">
      <style:paragraph-properties fo:text-align="center" style:justify-single-word="false"/>
      <style:text-properties officeooo:rsid="0082cb69" officeooo:paragraph-rsid="00836152"/>
    </style:style>
    <style:style style:name="P7" style:family="paragraph" style:parent-style-name="Table_20_Contents">
      <style:text-properties officeooo:rsid="0082cb69" officeooo:paragraph-rsid="0082cb69"/>
    </style:style>
    <style:style style:name="P8" style:family="paragraph" style:parent-style-name="Table_20_Contents">
      <style:text-properties officeooo:rsid="000e4ca9" officeooo:paragraph-rsid="000e4ca9"/>
    </style:style>
    <style:style style:name="P9" style:family="paragraph" style:parent-style-name="Text_20_body">
      <style:text-properties officeooo:rsid="000e4ca9" officeooo:paragraph-rsid="000e4ca9"/>
    </style:style>
    <style:style style:name="P10" style:family="paragraph" style:parent-style-name="Table_20_Contents">
      <style:paragraph-properties fo:text-align="center" style:justify-single-word="false"/>
      <style:text-properties officeooo:rsid="000e4ca9" officeooo:paragraph-rsid="000e4ca9"/>
    </style:style>
    <style:style style:name="P11" style:family="paragraph" style:parent-style-name="Table_20_Contents">
      <style:paragraph-properties fo:text-align="center" style:justify-single-word="false"/>
      <style:text-properties fo:font-weight="bold" officeooo:rsid="000e4ca9" officeooo:paragraph-rsid="000e4ca9" style:font-weight-asian="bold" style:font-weight-complex="bold"/>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text-properties officeooo:paragraph-rsid="000e4ca9"/>
    </style:style>
    <style:style style:name="P14" style:family="paragraph" style:parent-style-name="Table_20_Contents">
      <style:paragraph-properties fo:text-align="center" style:justify-single-word="false"/>
      <style:text-properties officeooo:paragraph-rsid="0082cb69"/>
    </style:style>
    <style:style style:name="P15" style:family="paragraph" style:parent-style-name="Table_20_Contents">
      <style:paragraph-properties fo:text-align="center" style:justify-single-word="false"/>
      <style:text-properties officeooo:rsid="007561fd" officeooo:paragraph-rsid="007561fd"/>
    </style:style>
    <style:style style:name="P16" style:family="paragraph" style:parent-style-name="Table_20_Contents">
      <style:text-properties officeooo:rsid="007561fd" officeooo:paragraph-rsid="007561fd"/>
    </style:style>
    <style:style style:name="P17" style:family="paragraph" style:parent-style-name="Table_20_Contents">
      <style:text-properties officeooo:rsid="00836152" officeooo:paragraph-rsid="00836152"/>
    </style:style>
    <style:style style:name="P18" style:family="paragraph" style:parent-style-name="Table_20_Contents">
      <style:paragraph-properties fo:text-align="center" style:justify-single-word="false"/>
      <style:text-properties officeooo:rsid="00859526" officeooo:paragraph-rsid="00859526"/>
    </style:style>
    <style:style style:name="P19" style:family="paragraph" style:parent-style-name="Table_20_Contents">
      <style:text-properties officeooo:rsid="00859526" officeooo:paragraph-rsid="00859526"/>
    </style:style>
    <style:style style:name="P20" style:family="paragraph" style:parent-style-name="Text_20_body">
      <style:text-properties officeooo:rsid="00869ea2" officeooo:paragraph-rsid="00869ea2"/>
    </style:style>
    <style:style style:name="P21" style:family="paragraph" style:parent-style-name="Preformatted_20_Text">
      <style:text-properties officeooo:paragraph-rsid="008e21cd"/>
    </style:style>
    <style:style style:name="P22" style:family="paragraph" style:parent-style-name="Preformatted_20_Text">
      <style:text-properties officeooo:paragraph-rsid="00912957"/>
    </style:style>
    <style:style style:name="P23" style:family="paragraph" style:parent-style-name="Table_20_Contents">
      <style:paragraph-properties fo:text-align="center" style:justify-single-word="false"/>
      <style:text-properties officeooo:rsid="008dfb56" officeooo:paragraph-rsid="008dfb56"/>
    </style:style>
    <style:style style:name="P24" style:family="paragraph" style:parent-style-name="Table_20_Contents">
      <style:text-properties officeooo:rsid="008dfb56" officeooo:paragraph-rsid="008dfb56"/>
    </style:style>
    <style:style style:name="P25" style:family="paragraph" style:parent-style-name="Table_20_Contents">
      <style:text-properties officeooo:rsid="008e21cd" officeooo:paragraph-rsid="008e21cd"/>
    </style:style>
    <style:style style:name="P26" style:family="paragraph" style:parent-style-name="Text_20_body">
      <style:text-properties officeooo:rsid="008e21cd" officeooo:paragraph-rsid="008e21cd"/>
    </style:style>
    <style:style style:name="P27" style:family="paragraph" style:parent-style-name="Preformatted_20_Text">
      <style:text-properties officeooo:rsid="008e21cd" officeooo:paragraph-rsid="008e21cd"/>
    </style:style>
    <style:style style:name="P28" style:family="paragraph" style:parent-style-name="Text_20_body">
      <style:text-properties officeooo:rsid="008efaa8" officeooo:paragraph-rsid="008efaa8"/>
    </style:style>
    <style:style style:name="P29" style:family="paragraph" style:parent-style-name="Text_20_body">
      <style:text-properties officeooo:rsid="008efaa8" officeooo:paragraph-rsid="00912957"/>
    </style:style>
    <style:style style:name="P30" style:family="paragraph" style:parent-style-name="Text_20_body">
      <style:text-properties officeooo:rsid="00912957" officeooo:paragraph-rsid="00912957"/>
    </style:style>
    <style:style style:name="P31" style:family="paragraph" style:parent-style-name="Text_20_body">
      <style:text-properties officeooo:rsid="000fb3c7" officeooo:paragraph-rsid="000fb3c7"/>
    </style:style>
    <style:style style:name="P32" style:family="paragraph" style:parent-style-name="Preformatted_20_Text">
      <style:text-properties officeooo:rsid="0095ce91" officeooo:paragraph-rsid="0095ce91"/>
    </style:style>
    <style:style style:name="P33" style:family="paragraph" style:parent-style-name="Standard">
      <style:text-properties officeooo:rsid="0095ce91" officeooo:paragraph-rsid="0095ce91"/>
    </style:style>
    <style:style style:name="P34" style:family="paragraph" style:parent-style-name="Table_20_Contents">
      <style:text-properties officeooo:rsid="0095ce91" officeooo:paragraph-rsid="0095ce91"/>
    </style:style>
    <style:style style:name="P35" style:family="paragraph" style:parent-style-name="Table_20_Contents">
      <style:paragraph-properties fo:text-align="center" style:justify-single-word="false"/>
      <style:text-properties officeooo:rsid="0095ce91" officeooo:paragraph-rsid="0095ce91"/>
    </style:style>
    <style:style style:name="P36" style:family="paragraph" style:parent-style-name="Standard">
      <style:text-properties officeooo:rsid="0097543b" officeooo:paragraph-rsid="0097543b"/>
    </style:style>
    <style:style style:name="P37" style:family="paragraph" style:parent-style-name="Heading">
      <style:text-properties officeooo:paragraph-rsid="009c7089"/>
    </style:style>
    <style:style style:name="P38" style:family="paragraph" style:parent-style-name="Heading">
      <style:text-properties officeooo:paragraph-rsid="009ead8c"/>
    </style:style>
    <style:style style:name="P39" style:family="paragraph" style:parent-style-name="Heading">
      <style:text-properties officeooo:paragraph-rsid="00a09ca4"/>
    </style:style>
    <style:style style:name="P40" style:family="paragraph" style:parent-style-name="Heading">
      <style:text-properties officeooo:paragraph-rsid="00ac872d"/>
    </style:style>
    <style:style style:name="P41" style:family="paragraph" style:parent-style-name="Heading_20_1">
      <style:text-properties officeooo:rsid="000e4ca9" officeooo:paragraph-rsid="000e4ca9"/>
    </style:style>
    <style:style style:name="P42" style:family="paragraph" style:parent-style-name="Heading_20_2">
      <style:text-properties officeooo:rsid="000e4ca9" officeooo:paragraph-rsid="000e4ca9"/>
    </style:style>
    <style:style style:name="P43" style:family="paragraph" style:parent-style-name="Heading_20_2">
      <style:text-properties officeooo:rsid="009c7089" officeooo:paragraph-rsid="009c7089"/>
    </style:style>
    <style:style style:name="P44" style:family="paragraph" style:parent-style-name="Heading_20_2">
      <style:text-properties officeooo:paragraph-rsid="009ead8c"/>
    </style:style>
    <style:style style:name="P45" style:family="paragraph" style:parent-style-name="Preformatted_20_Text">
      <style:text-properties officeooo:paragraph-rsid="009dd28f"/>
    </style:style>
    <style:style style:name="P46" style:family="paragraph" style:parent-style-name="Preformatted_20_Text">
      <style:text-properties officeooo:paragraph-rsid="00a09ca4"/>
    </style:style>
    <style:style style:name="P47" style:family="paragraph" style:parent-style-name="Preformatted_20_Text">
      <style:text-properties officeooo:paragraph-rsid="00a558bf"/>
    </style:style>
    <style:style style:name="P48" style:family="paragraph" style:parent-style-name="Preformatted_20_Text">
      <style:text-properties officeooo:paragraph-rsid="00aa05f0"/>
    </style:style>
    <style:style style:name="P49" style:family="paragraph" style:parent-style-name="Preformatted_20_Text">
      <style:text-properties officeooo:paragraph-rsid="00ac872d"/>
    </style:style>
    <style:style style:name="P50" style:family="paragraph" style:parent-style-name="Preformatted_20_Text">
      <style:text-properties officeooo:rsid="00ac872d" officeooo:paragraph-rsid="00ac872d"/>
    </style:style>
    <style:style style:name="P51" style:family="paragraph" style:parent-style-name="Preformatted_20_Text">
      <style:text-properties officeooo:paragraph-rsid="00ae6d94"/>
    </style:style>
    <style:style style:name="P52" style:family="paragraph" style:parent-style-name="Standard" style:list-style-name="L1"/>
    <style:style style:name="P53" style:family="paragraph" style:parent-style-name="Standard" style:list-style-name="L1">
      <style:text-properties officeooo:rsid="0072476e" officeooo:paragraph-rsid="0072476e"/>
    </style:style>
    <style:style style:name="P54" style:family="paragraph" style:parent-style-name="Standard">
      <style:text-properties officeooo:rsid="00a09ca4" officeooo:paragraph-rsid="00a09ca4"/>
    </style:style>
    <style:style style:name="P55" style:family="paragraph" style:parent-style-name="Standard">
      <style:text-properties officeooo:paragraph-rsid="009ead8c"/>
    </style:style>
    <style:style style:name="P56" style:family="paragraph" style:parent-style-name="Standard">
      <style:text-properties officeooo:rsid="00a558bf" officeooo:paragraph-rsid="00a558bf"/>
    </style:style>
    <style:style style:name="P57" style:family="paragraph" style:parent-style-name="Standard">
      <style:text-properties officeooo:rsid="00a69697" officeooo:paragraph-rsid="00a69697"/>
    </style:style>
    <style:style style:name="P58" style:family="paragraph" style:parent-style-name="Standard">
      <style:text-properties style:font-name="Liberation Mono"/>
    </style:style>
    <style:style style:name="P59" style:family="paragraph" style:parent-style-name="Table_20_Contents">
      <style:text-properties officeooo:rsid="0082cb69" officeooo:paragraph-rsid="0082cb69"/>
    </style:style>
    <style:style style:name="P60" style:family="paragraph" style:parent-style-name="Table_20_Contents">
      <style:paragraph-properties fo:text-align="center" style:justify-single-word="false"/>
      <style:text-properties officeooo:rsid="00ae6d94" officeooo:paragraph-rsid="00ae6d94"/>
    </style:style>
    <style:style style:name="P61" style:family="paragraph" style:parent-style-name="Table_20_Contents">
      <style:text-properties officeooo:rsid="00ae6d94" officeooo:paragraph-rsid="00ae6d94"/>
    </style:style>
    <style:style style:name="P62" style:family="paragraph" style:parent-style-name="Text_20_body">
      <style:text-properties officeooo:rsid="009c7089" officeooo:paragraph-rsid="009c7089"/>
    </style:style>
    <style:style style:name="P63" style:family="paragraph" style:parent-style-name="Text_20_body">
      <style:text-properties officeooo:rsid="009c7089" officeooo:paragraph-rsid="009ead8c"/>
    </style:style>
    <style:style style:name="P64" style:family="paragraph" style:parent-style-name="Text_20_body">
      <style:text-properties officeooo:paragraph-rsid="009c7089"/>
    </style:style>
    <style:style style:name="P65" style:family="paragraph" style:parent-style-name="Text_20_body">
      <style:text-properties style:font-name="Liberation Mono" fo:font-size="10pt" fo:font-weight="bold" officeooo:rsid="009c7089" officeooo:paragraph-rsid="009c7089" style:font-weight-asian="bold" style:font-weight-complex="bold"/>
    </style:style>
    <style:style style:name="P66" style:family="paragraph" style:parent-style-name="Text_20_body">
      <style:text-properties style:font-name="Liberation Mono" fo:font-size="10pt" fo:font-weight="bold" officeooo:rsid="009c7089" officeooo:paragraph-rsid="009ead8c" style:font-weight-asian="bold" style:font-weight-complex="bold"/>
    </style:style>
    <style:style style:name="P67" style:family="paragraph" style:parent-style-name="Text_20_body">
      <style:text-properties style:font-name="Liberation Mono" fo:font-size="10pt" fo:font-weight="bold" officeooo:rsid="009ead8c" officeooo:paragraph-rsid="009ead8c" style:font-weight-asian="bold" style:font-weight-complex="bold"/>
    </style:style>
    <style:style style:name="P68" style:family="paragraph" style:parent-style-name="Text_20_body">
      <style:text-properties style:font-name="Liberation Mono" fo:font-size="10pt" fo:font-weight="bold" officeooo:rsid="00a1d408" officeooo:paragraph-rsid="00a1d408" style:font-weight-asian="bold" style:font-weight-complex="bold"/>
    </style:style>
    <style:style style:name="P69" style:family="paragraph" style:parent-style-name="Text_20_body">
      <style:text-properties style:font-name="Liberation Mono" fo:font-size="10pt" fo:font-weight="bold" officeooo:rsid="00a3f9f1" officeooo:paragraph-rsid="00a3f9f1" style:font-weight-asian="bold" style:font-weight-complex="bold"/>
    </style:style>
    <style:style style:name="P70" style:family="paragraph" style:parent-style-name="Text_20_body">
      <style:text-properties style:font-name="Liberation Mono" fo:font-size="10pt" fo:font-weight="bold" officeooo:rsid="00a558bf" officeooo:paragraph-rsid="00a558bf" style:font-weight-asian="bold" style:font-weight-complex="bold"/>
    </style:style>
    <style:style style:name="P71" style:family="paragraph" style:parent-style-name="Text_20_body">
      <style:text-properties style:font-name="Liberation Mono" fo:font-size="10pt" fo:font-weight="bold" officeooo:rsid="00a69697" officeooo:paragraph-rsid="00a69697" style:font-weight-asian="bold" style:font-weight-complex="bold"/>
    </style:style>
    <style:style style:name="P72" style:family="paragraph" style:parent-style-name="Text_20_body">
      <style:text-properties style:font-name="Liberation Mono" fo:font-size="10pt" fo:font-weight="bold" officeooo:rsid="00a80e86" officeooo:paragraph-rsid="00a80e86" style:font-weight-asian="bold" style:font-weight-complex="bold"/>
    </style:style>
    <style:style style:name="P73" style:family="paragraph" style:parent-style-name="Text_20_body">
      <style:text-properties style:font-name="Liberation Mono" fo:font-size="10pt" fo:font-weight="bold" officeooo:rsid="00a9435f" officeooo:paragraph-rsid="00a9435f" style:font-weight-asian="bold" style:font-weight-complex="bold"/>
    </style:style>
    <style:style style:name="P74" style:family="paragraph" style:parent-style-name="Text_20_body">
      <style:text-properties style:font-name="Liberation Mono" fo:font-size="10pt" fo:font-weight="bold" officeooo:rsid="00a9435f" officeooo:paragraph-rsid="00aa05f0" style:font-weight-asian="bold" style:font-weight-complex="bold"/>
    </style:style>
    <style:style style:name="P75" style:family="paragraph" style:parent-style-name="Text_20_body">
      <style:text-properties officeooo:rsid="008efaa8" officeooo:paragraph-rsid="009dd28f"/>
    </style:style>
    <style:style style:name="P76" style:family="paragraph" style:parent-style-name="Text_20_body">
      <style:text-properties officeooo:rsid="008efaa8" officeooo:paragraph-rsid="00aa05f0"/>
    </style:style>
    <style:style style:name="P77" style:family="paragraph" style:parent-style-name="Text_20_body">
      <style:text-properties officeooo:rsid="009dd28f" officeooo:paragraph-rsid="009dd28f"/>
    </style:style>
    <style:style style:name="P78" style:family="paragraph" style:parent-style-name="Text_20_body">
      <style:text-properties officeooo:paragraph-rsid="009ead8c"/>
    </style:style>
    <style:style style:name="P79" style:family="paragraph" style:parent-style-name="Text_20_body">
      <style:text-properties officeooo:rsid="009ead8c" officeooo:paragraph-rsid="009ead8c"/>
    </style:style>
    <style:style style:name="P80" style:family="paragraph" style:parent-style-name="Text_20_body">
      <style:text-properties officeooo:paragraph-rsid="00a09ca4"/>
    </style:style>
    <style:style style:name="P81" style:family="paragraph" style:parent-style-name="Text_20_body">
      <style:text-properties officeooo:rsid="00a09ca4" officeooo:paragraph-rsid="00a09ca4"/>
    </style:style>
    <style:style style:name="P82" style:family="paragraph" style:parent-style-name="Text_20_body">
      <style:text-properties officeooo:rsid="00a0f91f" officeooo:paragraph-rsid="00a0f91f"/>
    </style:style>
    <style:style style:name="P83" style:family="paragraph" style:parent-style-name="Text_20_body">
      <style:text-properties officeooo:rsid="00a0f91f" officeooo:paragraph-rsid="00ac872d"/>
    </style:style>
    <style:style style:name="P84" style:family="paragraph" style:parent-style-name="Text_20_body">
      <style:text-properties officeooo:paragraph-rsid="00a0f91f"/>
    </style:style>
    <style:style style:name="P85" style:family="paragraph" style:parent-style-name="Text_20_body">
      <style:text-properties officeooo:rsid="00a1d408" officeooo:paragraph-rsid="00a1d408"/>
    </style:style>
    <style:style style:name="P86" style:family="paragraph" style:parent-style-name="Text_20_body">
      <style:text-properties officeooo:rsid="00a3f9f1" officeooo:paragraph-rsid="00a3f9f1"/>
    </style:style>
    <style:style style:name="P87" style:family="paragraph" style:parent-style-name="Text_20_body">
      <style:text-properties officeooo:rsid="00a418ff" officeooo:paragraph-rsid="00a418ff"/>
    </style:style>
    <style:style style:name="P88" style:family="paragraph" style:parent-style-name="Text_20_body">
      <style:text-properties officeooo:rsid="00a558bf" officeooo:paragraph-rsid="00a558bf"/>
    </style:style>
    <style:style style:name="P89" style:family="paragraph" style:parent-style-name="Text_20_body">
      <style:text-properties officeooo:rsid="00a69697" officeooo:paragraph-rsid="00a69697"/>
    </style:style>
    <style:style style:name="P90" style:family="paragraph" style:parent-style-name="Text_20_body">
      <style:text-properties officeooo:rsid="00a80e86" officeooo:paragraph-rsid="00a80e86"/>
    </style:style>
    <style:style style:name="P91" style:family="paragraph" style:parent-style-name="Text_20_body">
      <style:text-properties officeooo:rsid="00a9435f" officeooo:paragraph-rsid="00a9435f"/>
    </style:style>
    <style:style style:name="P92" style:family="paragraph" style:parent-style-name="Text_20_body">
      <style:text-properties officeooo:rsid="00a9435f" officeooo:paragraph-rsid="00aa05f0"/>
    </style:style>
    <style:style style:name="P93" style:family="paragraph" style:parent-style-name="Text_20_body">
      <style:text-properties officeooo:rsid="00aa05f0" officeooo:paragraph-rsid="00aa05f0"/>
    </style:style>
    <style:style style:name="P94" style:family="paragraph" style:parent-style-name="Text_20_body">
      <style:text-properties officeooo:rsid="00912957" officeooo:paragraph-rsid="00aa05f0"/>
    </style:style>
    <style:style style:name="P95" style:family="paragraph" style:parent-style-name="Text_20_body">
      <style:text-properties officeooo:rsid="00ac872d" officeooo:paragraph-rsid="00ac872d"/>
    </style:style>
    <style:style style:name="P96" style:family="paragraph" style:parent-style-name="Text_20_body">
      <style:text-properties fo:font-style="italic" fo:font-weight="bold" officeooo:rsid="00ac872d" officeooo:paragraph-rsid="00ac872d" style:font-style-asian="italic" style:font-weight-asian="bold" style:font-style-complex="italic" style:font-weight-complex="bold"/>
    </style:style>
    <style:style style:name="P97" style:family="paragraph" style:parent-style-name="Text_20_body">
      <style:text-properties officeooo:rsid="00ad7328" officeooo:paragraph-rsid="00ad7328"/>
    </style:style>
    <style:style style:name="P98" style:family="paragraph" style:parent-style-name="Text_20_body">
      <style:text-properties officeooo:rsid="00ae6d94" officeooo:paragraph-rsid="00ae6d94"/>
    </style:style>
    <style:style style:name="P99" style:family="paragraph" style:parent-style-name="Text_20_body">
      <style:text-properties officeooo:paragraph-rsid="00ae6d94"/>
    </style:style>
    <style:style style:name="P100" style:family="paragraph" style:parent-style-name="Text_20_body">
      <style:text-properties officeooo:rsid="00aeabc3" officeooo:paragraph-rsid="00aeabc3"/>
    </style:style>
    <style:style style:name="P101" style:family="paragraph" style:parent-style-name="Text_20_body">
      <style:text-properties officeooo:rsid="00b04df2" officeooo:paragraph-rsid="00b04df2"/>
    </style:style>
    <style:style style:name="T1" style:family="text">
      <style:text-properties officeooo:rsid="000e4ca9"/>
    </style:style>
    <style:style style:name="T2" style:family="text">
      <style:text-properties officeooo:rsid="0072476e"/>
    </style:style>
    <style:style style:name="T3" style:family="text">
      <style:text-properties style:font-name="Liberation Mono" fo:font-size="10pt" style:font-size-asian="10pt" style:font-size-complex="10pt"/>
    </style:style>
    <style:style style:name="T4" style:family="text">
      <style:text-properties style:font-name="Liberation Mono" fo:font-size="10pt" officeooo:rsid="0072476e" style:font-size-asian="10pt" style:font-size-complex="10pt"/>
    </style:style>
    <style:style style:name="T5" style:family="text">
      <style:text-properties style:font-name="Liberation Mono" fo:font-size="10pt" officeooo:rsid="0073f535" style:font-size-asian="10pt" style:font-size-complex="10pt"/>
    </style:style>
    <style:style style:name="T6" style:family="text">
      <style:text-properties style:font-name="Liberation Mono" fo:font-size="10pt" officeooo:rsid="0075d5c0" style:font-size-asian="10pt" style:font-size-complex="10pt"/>
    </style:style>
    <style:style style:name="T7" style:family="text">
      <style:text-properties style:font-name="Liberation Mono" fo:font-size="10pt" fo:font-weight="bold" officeooo:rsid="008702f1" style:font-size-asian="10pt" style:font-weight-asian="bold" style:font-size-complex="10pt" style:font-weight-complex="bold"/>
    </style:style>
    <style:style style:name="T8" style:family="text">
      <style:text-properties style:font-name="Liberation Mono" fo:font-size="10pt" fo:font-weight="bold" officeooo:rsid="008efaa8" style:font-size-asian="10pt" style:font-weight-asian="bold" style:font-size-complex="10pt" style:font-weight-complex="bold"/>
    </style:style>
    <style:style style:name="T9" style:family="text">
      <style:text-properties style:font-name="Liberation Mono" fo:font-size="10pt" fo:font-weight="bold" officeooo:rsid="00947c90" style:font-size-asian="10pt" style:font-weight-asian="bold" style:font-size-complex="10pt" style:font-weight-complex="bold"/>
    </style:style>
    <style:style style:name="T10" style:family="text">
      <style:text-properties style:font-name="Liberation Mono" fo:font-size="10pt" fo:font-weight="bold" officeooo:rsid="0095ce91" style:font-weight-asian="bold" style:font-weight-complex="bold"/>
    </style:style>
    <style:style style:name="T11" style:family="text">
      <style:text-properties officeooo:rsid="0073f535"/>
    </style:style>
    <style:style style:name="T12" style:family="text">
      <style:text-properties officeooo:rsid="00750344"/>
    </style:style>
    <style:style style:name="T13" style:family="text">
      <style:text-properties fo:font-weight="bold" style:font-weight-asian="bold" style:font-weight-complex="bold"/>
    </style:style>
    <style:style style:name="T14" style:family="text">
      <style:text-properties fo:font-weight="bold" officeooo:rsid="0095ce91" style:font-weight-asian="bold" style:font-weight-complex="bold"/>
    </style:style>
    <style:style style:name="T15" style:family="text">
      <style:text-properties fo:font-weight="bold" officeooo:rsid="009c7089"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9c7089" style:font-weight-asian="normal" style:font-weight-complex="normal"/>
    </style:style>
    <style:style style:name="T18" style:family="text">
      <style:text-properties officeooo:rsid="0075d5c0"/>
    </style:style>
    <style:style style:name="T19" style:family="text">
      <style:text-properties style:font-name="DejaVu Sans" fo:font-size="10pt" officeooo:rsid="0075d5c0" style:font-size-asian="10pt" style:font-size-complex="10pt"/>
    </style:style>
    <style:style style:name="T20" style:family="text">
      <style:text-properties officeooo:rsid="00775b57"/>
    </style:style>
    <style:style style:name="T21" style:family="text">
      <style:text-properties officeooo:rsid="0082cb69"/>
    </style:style>
    <style:style style:name="T22" style:family="text">
      <style:text-properties fo:color="#000000" loext:opacity="100%" style:font-name="Liberation Serif" fo:font-size="12pt" fo:font-style="normal" fo:font-weight="normal" officeooo:rsid="0082cb69" style:font-size-asian="12pt" style:font-style-asian="normal" style:font-weight-asian="normal" style:font-size-complex="12pt" style:font-weight-complex="normal"/>
    </style:style>
    <style:style style:name="T23" style:family="text">
      <style:text-properties officeooo:rsid="00836152"/>
    </style:style>
    <style:style style:name="T24" style:family="text">
      <style:text-properties officeooo:rsid="008702f1"/>
    </style:style>
    <style:style style:name="T25" style:family="text">
      <style:text-properties officeooo:rsid="008ac380"/>
    </style:style>
    <style:style style:name="T26" style:family="text">
      <style:text-properties officeooo:rsid="008c30ab"/>
    </style:style>
    <style:style style:name="T27" style:family="text">
      <style:text-properties fo:color="#ffff00" loext:opacity="100%" style:font-name="Liberation Mono" fo:font-size="10pt" fo:font-weight="bold" officeooo:rsid="008c30ab" style:font-name-asian="Noto Sans Mono CJK SC" style:font-size-asian="10pt" style:font-name-complex="Liberation Mono" style:font-size-complex="10pt"/>
    </style:style>
    <style:style style:name="T28" style:family="text">
      <style:text-properties officeooo:rsid="008dfb56"/>
    </style:style>
    <style:style style:name="T29" style:family="text">
      <style:text-properties officeooo:rsid="008e21cd"/>
    </style:style>
    <style:style style:name="T30" style:family="text">
      <style:text-properties fo:color="#fff200" loext:opacity="100%"/>
    </style:style>
    <style:style style:name="T31" style:family="text">
      <style:text-properties officeooo:rsid="008efaa8"/>
    </style:style>
    <style:style style:name="T32" style:family="text">
      <style:text-properties officeooo:rsid="008ff0c6"/>
    </style:style>
    <style:style style:name="T33" style:family="text">
      <style:text-properties fo:language="en" fo:country="US"/>
    </style:style>
    <style:style style:name="T34" style:family="text">
      <style:text-properties officeooo:rsid="00912957"/>
    </style:style>
    <style:style style:name="T35" style:family="text">
      <style:text-properties officeooo:rsid="00922a8a"/>
    </style:style>
    <style:style style:name="T36" style:family="text">
      <style:text-properties officeooo:rsid="00947c90"/>
    </style:style>
    <style:style style:name="T37" style:family="text">
      <style:text-properties fo:font-style="italic" fo:font-weight="bold" officeooo:rsid="00947c90" style:font-style-asian="italic" style:font-weight-asian="bold" style:font-style-complex="italic" style:font-weight-complex="bold"/>
    </style:style>
    <style:style style:name="T38" style:family="text">
      <style:text-properties fo:font-style="italic" style:font-style-asian="italic" style:font-style-complex="italic"/>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officeooo:rsid="0095ce91"/>
    </style:style>
    <style:style style:name="T41" style:family="text">
      <style:text-properties fo:font-style="normal"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ad7328" style:font-style-asian="normal" style:font-weight-asian="normal" style:font-style-complex="normal" style:font-weight-complex="normal"/>
    </style:style>
    <style:style style:name="T44" style:family="text">
      <style:text-properties officeooo:rsid="009610de"/>
    </style:style>
    <style:style style:name="T45" style:family="text">
      <style:text-properties officeooo:rsid="0097543b"/>
    </style:style>
    <style:style style:name="T46" style:family="text">
      <style:text-properties officeooo:rsid="0098fb73"/>
    </style:style>
    <style:style style:name="T47" style:family="text">
      <style:text-properties officeooo:rsid="009c7089"/>
    </style:style>
    <style:style style:name="T48" style:family="text">
      <style:text-properties fo:font-size="10pt" fo:font-weight="bold" officeooo:rsid="009c7089" style:font-weight-asian="bold" style:font-weight-complex="bold"/>
    </style:style>
    <style:style style:name="T49" style:family="text">
      <style:text-properties style:font-name="Liberation Mono" fo:font-size="10pt" fo:font-weight="bold" style:font-weight-asian="bold" style:font-weight-complex="bold"/>
    </style:style>
    <style:style style:name="T50" style:family="text">
      <style:text-properties style:font-name="Liberation Mono" fo:font-size="10pt" fo:font-weight="bold" officeooo:rsid="009c7089" style:font-weight-asian="bold" style:font-weight-complex="bold"/>
    </style:style>
    <style:style style:name="T51" style:family="text">
      <style:text-properties style:font-name="Liberation Mono" fo:font-size="10pt" fo:font-weight="bold" officeooo:rsid="00a3f9f1" style:font-weight-asian="bold" style:font-weight-complex="bold"/>
    </style:style>
    <style:style style:name="T52" style:family="text">
      <style:text-properties style:font-name="Liberation Mono" fo:font-size="10pt" fo:font-weight="bold" officeooo:rsid="0095ce91" style:font-weight-asian="bold" style:font-weight-complex="bold"/>
    </style:style>
    <style:style style:name="T53" style:family="text">
      <style:text-properties style:font-name="Liberation Mono" fo:font-size="10pt" fo:font-weight="bold" officeooo:rsid="00a418ff" style:font-weight-asian="bold" style:font-weight-complex="bold"/>
    </style:style>
    <style:style style:name="T54" style:family="text">
      <style:text-properties style:font-name="Liberation Mono" fo:font-size="10pt" fo:font-weight="bold" officeooo:rsid="00a5acd0" style:font-weight-asian="bold" style:font-weight-complex="bold"/>
    </style:style>
    <style:style style:name="T55" style:family="text">
      <style:text-properties style:font-name="Liberation Mono" fo:font-size="10pt" fo:font-weight="bold" officeooo:rsid="00aa05f0" style:font-weight-asian="bold" style:font-weight-complex="bold"/>
    </style:style>
    <style:style style:name="T56" style:family="text">
      <style:text-properties style:font-name="Liberation Mono" fo:font-size="10pt" fo:font-weight="bold" officeooo:rsid="00a1d408" style:font-weight-asian="bold" style:font-weight-complex="bold"/>
    </style:style>
    <style:style style:name="T57" style:family="text">
      <style:text-properties style:font-name="Liberation Mono" fo:font-size="10pt" fo:font-weight="bold" officeooo:rsid="00add6f7" style:font-weight-asian="bold" style:font-weight-complex="bold"/>
    </style:style>
    <style:style style:name="T58" style:family="text">
      <style:text-properties officeooo:rsid="009dd28f"/>
    </style:style>
    <style:style style:name="T59" style:family="text">
      <style:text-properties fo:color="#ff0000" loext:opacity="100%" style:font-name="Courier" fo:font-size="10.5pt" fo:font-weight="bold" style:font-size-asian="10.5pt" style:font-weight-asian="bold"/>
    </style:style>
    <style:style style:name="T60" style:family="text">
      <style:text-properties officeooo:rsid="00a09ca4"/>
    </style:style>
    <style:style style:name="T61" style:family="text">
      <style:text-properties fo:color="#080808" loext:opacity="100%" style:font-name="JetBrains Mono" fo:font-size="11.5pt" fo:font-style="normal" fo:font-weight="normal" style:font-size-asian="11.5pt" style:font-style-asian="normal" style:font-weight-asian="normal"/>
    </style:style>
    <style:style style:name="T62" style:family="text">
      <style:text-properties officeooo:rsid="00a0f91f"/>
    </style:style>
    <style:style style:name="T63" style:family="text">
      <style:text-properties officeooo:rsid="00a1d408"/>
    </style:style>
    <style:style style:name="T64" style:family="text">
      <style:text-properties officeooo:rsid="00a36db3"/>
    </style:style>
    <style:style style:name="T65" style:family="text">
      <style:text-properties officeooo:rsid="00a3f9f1"/>
    </style:style>
    <style:style style:name="T66" style:family="text">
      <style:text-properties officeooo:rsid="00a418ff"/>
    </style:style>
    <style:style style:name="T67" style:family="text">
      <style:text-properties officeooo:rsid="00a558bf"/>
    </style:style>
    <style:style style:name="T68" style:family="text">
      <style:text-properties officeooo:rsid="00a69697"/>
    </style:style>
    <style:style style:name="T69" style:family="text">
      <style:text-properties officeooo:rsid="00a80e86"/>
    </style:style>
    <style:style style:name="T70" style:family="text">
      <style:text-properties officeooo:rsid="00aa05f0"/>
    </style:style>
    <style:style style:name="T71" style:family="text">
      <style:text-properties officeooo:rsid="00ab2f7c"/>
    </style:style>
    <style:style style:name="T72" style:family="text">
      <style:text-properties officeooo:rsid="00ac872d"/>
    </style:style>
    <style:style style:name="T73" style:family="text">
      <style:text-properties officeooo:rsid="00ad7328"/>
    </style:style>
    <style:style style:name="T74" style:family="text">
      <style:text-properties officeooo:rsid="00add6f7"/>
    </style:style>
    <style:style style:name="T75" style:family="text">
      <style:text-properties officeooo:rsid="00ae6d94"/>
    </style:style>
    <style:style style:name="T76" style:family="text">
      <style:text-properties officeooo:rsid="00b04df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HTTP Module</text:p>
      <text:h text:style-name="P41" text:outline-level="1">Introduction</text:h>
      <text:p text:style-name="P9">This blurb is about using QDL's HTTP module. This modu<text:span text:style-name="T12">l</text:span>e allows you to do basic operations to a website <text:span text:style-name="T12">using the HTTP protocol</text:span>. <text:span text:style-name="T76">It is intended not to be a high-level tool, but a simple library that lets you write one.</text:span></text:p>
      <text:h text:style-name="P42" text:outline-level="2">Loading the module</text:h>
      <text:p text:style-name="P9">This is a Java module and is <text:span text:style-name="T12">included in the standard distribution, but is not loaded, so to use it </text:span>load <text:span text:style-name="T12">it</text:span> <text:span text:style-name="T12">by issuing</text:span> </text:p>
      <text:p text:style-name="Preformatted_20_Text"><text:bookmark-start text:name="__DdeLink__283_2369907032"/><text:s text:c="2"/><text:span text:style-name="T26">http</text:span> := <text:span text:style-name="T27">j</text:span>_load(<text:bookmark-start text:name="__DdeLink__307036_3722714337"/>'<text:span text:style-name="T27">http</text:span>')<text:bookmark-end text:name="__DdeLink__283_2369907032"/><text:bookmark-end text:name="__DdeLink__307036_3722714337"/></text:p>
      <text:p text:style-name="P20"/>
      <text:h text:style-name="Heading_20_2" text:outline-level="2">Supported functions <text:span text:style-name="T75">quick reference</text:span></text:h>
      <text:p text:style-name="Text_20_body"/>
      <table:table table:name="Table1" table:style-name="Table1">
        <table:table-column table:style-name="Table1.A" table:number-columns-repeated="2"/>
        <table:table-column table:style-name="Table1.C"/>
        <table:table-row>
          <table:table-cell table:style-name="Table1.A1" office:value-type="string">
            <text:p text:style-name="P11">Name</text:p>
          </table:table-cell>
          <table:table-cell table:style-name="Table1.A1" office:value-type="string">
            <text:p text:style-name="P11">Description</text:p>
          </table:table-cell>
          <table:table-cell table:style-name="Table1.C1" office:value-type="string">
            <text:p text:style-name="P11">Comment</text:p>
          </table:table-cell>
        </table:table-row>
        <table:table-row>
          <table:table-cell table:style-name="Table1.A2" office:value-type="string">
            <text:p text:style-name="P12">close()</text:p>
          </table:table-cell>
          <table:table-cell table:style-name="Table1.A2" office:value-type="string">
            <text:p text:style-name="P8">close the connection</text:p>
          </table:table-cell>
          <table:table-cell table:style-name="Table1.C2" office:value-type="string">
            <text:p text:style-name="P8">All requests will fail until open() is called</text:p>
          </table:table-cell>
        </table:table-row>
        <table:table-row>
          <table:table-cell table:style-name="Table1.A2" office:value-type="string">
            <text:p text:style-name="P60">configure</text:p>
          </table:table-cell>
          <table:table-cell table:style-name="Table1.A2" office:value-type="string">
            <text:p text:style-name="P61">Query/set the configuration</text:p>
          </table:table-cell>
          <table:table-cell table:style-name="Table1.C2" office:value-type="string">
            <text:p text:style-name="P7"/>
          </table:table-cell>
        </table:table-row>
        <table:table-row>
          <table:table-cell table:style-name="Table1.A2" office:value-type="string">
            <text:p text:style-name="P5">delete()</text:p>
          </table:table-cell>
          <table:table-cell table:style-name="Table1.A2" office:value-type="string">
            <text:p text:style-name="P7">DELETE </text:p>
          </table:table-cell>
          <table:table-cell table:style-name="Table1.C2" office:value-type="string">
            <text:p text:style-name="P7">Use current host</text:p>
          </table:table-cell>
        </table:table-row>
        <table:table-row>
          <table:table-cell table:style-name="Table1.A2" office:value-type="string">
            <text:p text:style-name="P14"><text:span text:style-name="T21">delete(</text:span><text:span text:style-name="T22">parameters.)</text:span></text:p>
            <text:p text:style-name="P4"/>
          </table:table-cell>
          <table:table-cell table:style-name="Table1.A2" office:value-type="string">
            <text:p text:style-name="P7">DELETE</text:p>
          </table:table-cell>
          <table:table-cell table:style-name="Table1.C2" office:value-type="string">
            <text:p text:style-name="P7">Use current host, add parameters</text:p>
          </table:table-cell>
        </table:table-row>
        <table:table-row>
          <table:table-cell table:style-name="Table1.A2" office:value-type="string">
            <text:p text:style-name="P14"><text:span text:style-name="T21">delete(</text:span><text:span text:style-name="T22">uri_path, parameters.)</text:span></text:p>
          </table:table-cell>
          <table:table-cell table:style-name="Table1.A2" office:value-type="string">
            <text:p text:style-name="P7">DELETE</text:p>
          </table:table-cell>
          <table:table-cell table:style-name="Table1.C2" office:value-type="string">
            <text:p text:style-name="P7">Append uri_path to host, add parameters</text:p>
          </table:table-cell>
        </table:table-row>
        <table:table-row>
          <table:table-cell table:style-name="Table1.A2" office:value-type="string">
            <text:p text:style-name="P35">echo_response</text:p>
          </table:table-cell>
          <table:table-cell table:style-name="Table1.A2" office:value-type="string">
            <text:p text:style-name="P34">Echo all responses to standard out.</text:p>
          </table:table-cell>
          <table:table-cell table:style-name="Table1.C2" office:value-type="string">
            <text:p text:style-name="P34">May be <text:span text:style-name="T38">enormously </text:span><text:span text:style-name="T41"><text:s/>chatty</text:span></text:p>
          </table:table-cell>
        </table:table-row>
        <table:table-row>
          <table:table-cell table:style-name="Table1.A2" office:value-type="string">
            <text:p text:style-name="P35">echo_request</text:p>
          </table:table-cell>
          <table:table-cell table:style-name="Table1.A2" office:value-type="string">
            <text:p text:style-name="P34">Echo all requests to standard out.</text:p>
          </table:table-cell>
          <table:table-cell table:style-name="Table1.C2" office:value-type="string">
            <text:p text:style-name="P34">ditto</text:p>
          </table:table-cell>
        </table:table-row>
        <table:table-row>
          <table:table-cell table:style-name="Table1.A2" office:value-type="string">
            <text:p text:style-name="P13">get()</text:p>
          </table:table-cell>
          <table:table-cell table:style-name="Table1.A2" office:value-type="string">
            <text:p text:style-name="P8"><text:span text:style-name="T21">GET</text:span> </text:p>
          </table:table-cell>
          <table:table-cell table:style-name="Table1.C2" office:value-type="string">
            <text:p text:style-name="P7">Use current host</text:p>
          </table:table-cell>
        </table:table-row>
        <table:table-row>
          <table:table-cell table:style-name="Table1.A2" office:value-type="string">
            <text:p text:style-name="P23">get(uri_path)</text:p>
          </table:table-cell>
          <table:table-cell table:style-name="Table1.A2" office:value-type="string">
            <text:p text:style-name="P24">GET</text:p>
          </table:table-cell>
          <table:table-cell table:style-name="Table1.C2" office:value-type="string">
            <text:p text:style-name="P24">Add add uri path to host, no parameters.</text:p>
          </table:table-cell>
        </table:table-row>
        <table:table-row>
          <table:table-cell table:style-name="Table1.A2" office:value-type="string">
            <text:p text:style-name="P13">get(<text:span text:style-name="T1">parameters.</text:span>)</text:p>
          </table:table-cell>
          <table:table-cell table:style-name="Table1.A2" office:value-type="string">
            <text:p text:style-name="P8"><text:span text:style-name="T21">GET</text:span> </text:p>
          </table:table-cell>
          <table:table-cell table:style-name="Table1.C2" office:value-type="string">
            <text:p text:style-name="P8"><text:span text:style-name="T21">Use host, <text:s/></text:span>parameters. is a stem <text:span text:style-name="T28">of query parameters to be encoded and added to the path</text:span></text:p>
          </table:table-cell>
        </table:table-row>
        <table:table-row>
          <table:table-cell table:style-name="Table1.A2" office:value-type="string">
            <text:p text:style-name="P13">get(<text:span text:style-name="T1">uri_path, parameters.</text:span>)</text:p>
          </table:table-cell>
          <table:table-cell table:style-name="Table1.A2" office:value-type="string">
            <text:p text:style-name="P8"><text:span text:style-name="T21">GET</text:span> </text:p>
          </table:table-cell>
          <table:table-cell table:style-name="Table1.C2" office:value-type="string">
            <text:p text:style-name="P7">Append path_uri to host, use parameters</text:p>
          </table:table-cell>
        </table:table-row>
        <table:table-row>
          <table:table-cell table:style-name="Table1.A2" office:value-type="string">
            <text:p text:style-name="P13">headers<text:span text:style-name="T1">()</text:span></text:p>
          </table:table-cell>
          <table:table-cell table:style-name="Table1.A2" office:value-type="string">
            <text:p text:style-name="P8">list the current default headers</text:p>
          </table:table-cell>
          <table:table-cell table:style-name="Table1.C2" office:value-type="string">
            <text:p text:style-name="Table_20_Contents"/>
          </table:table-cell>
        </table:table-row>
        <table:table-row>
          <table:table-cell table:style-name="Table1.A2" office:value-type="string">
            <text:p text:style-name="P10">header<text:span text:style-name="T20">s</text:span>(arg.)</text:p>
          </table:table-cell>
          <table:table-cell table:style-name="Table1.A2" office:value-type="string">
            <text:p text:style-name="P8">set the default headers</text:p>
          </table:table-cell>
          <table:table-cell table:style-name="Table1.C2" office:value-type="string">
            <text:p text:style-name="Table_20_Contents"/>
          </table:table-cell>
        </table:table-row>
        <text:soft-page-break/>
        <table:table-row>
          <table:table-cell table:style-name="Table1.A2" office:value-type="string">
            <text:p text:style-name="P10">host()</text:p>
          </table:table-cell>
          <table:table-cell table:style-name="Table1.A2" office:value-type="string">
            <text:p text:style-name="P8">get the current host</text:p>
          </table:table-cell>
          <table:table-cell table:style-name="Table1.C2" office:value-type="string">
            <text:p text:style-name="Table_20_Contents"/>
          </table:table-cell>
        </table:table-row>
        <table:table-row>
          <table:table-cell table:style-name="Table1.A2" office:value-type="string">
            <text:p text:style-name="P10">host(host_name)</text:p>
          </table:table-cell>
          <table:table-cell table:style-name="Table1.A2" office:value-type="string">
            <text:p text:style-name="P8">set the current host</text:p>
          </table:table-cell>
          <table:table-cell table:style-name="Table1.C2" office:value-type="string">
            <text:p text:style-name="P25">Returns previous host</text:p>
          </table:table-cell>
        </table:table-row>
        <table:table-row>
          <table:table-cell table:style-name="Table1.A2" office:value-type="string">
            <text:p text:style-name="P10">is_open()</text:p>
          </table:table-cell>
          <table:table-cell table:style-name="Table1.A2" office:value-type="string">
            <text:p text:style-name="P8">is the connection open?</text:p>
          </table:table-cell>
          <table:table-cell table:style-name="Table1.C2" office:value-type="string">
            <text:p text:style-name="Table_20_Contents"/>
          </table:table-cell>
        </table:table-row>
        <table:table-row>
          <table:table-cell table:style-name="Table1.A2" office:value-type="string">
            <text:p text:style-name="P18">is_json(response.)</text:p>
          </table:table-cell>
          <table:table-cell table:style-name="Table1.A2" office:value-type="string">
            <text:p text:style-name="P19">Is the response content of type JSON?</text:p>
          </table:table-cell>
          <table:table-cell table:style-name="Table1.C2" office:value-type="string">
            <text:p text:style-name="P19">This and is_text accept either the response or just the headers.</text:p>
          </table:table-cell>
        </table:table-row>
        <table:table-row>
          <table:table-cell table:style-name="Table1.A2" office:value-type="string">
            <text:p text:style-name="P18">is_text(response.)</text:p>
          </table:table-cell>
          <table:table-cell table:style-name="Table1.A2" office:value-type="string">
            <text:p text:style-name="P19">Is the response content of type text?</text:p>
          </table:table-cell>
          <table:table-cell table:style-name="Table1.C2" office:value-type="string">
            <text:p text:style-name="P19">This does not include JSON since there is a separate method for that. </text:p>
          </table:table-cell>
        </table:table-row>
        <table:table-row>
          <table:table-cell table:style-name="Table1.A2" office:value-type="string">
            <text:p text:style-name="P10">open()</text:p>
          </table:table-cell>
          <table:table-cell table:style-name="Table1.A2" office:value-type="string">
            <text:p text:style-name="P8">open a new connection</text:p>
          </table:table-cell>
          <table:table-cell table:style-name="Table1.C2" office:value-type="string">
            <text:p text:style-name="Table_20_Contents"/>
          </table:table-cell>
        </table:table-row>
        <table:table-row>
          <table:table-cell table:style-name="Table1.A2" office:value-type="string">
            <text:p text:style-name="P15">open(insecure)</text:p>
          </table:table-cell>
          <table:table-cell table:style-name="Table1.A2" office:value-type="string">
            <text:p text:style-name="P16">open a new, insecure connection</text:p>
          </table:table-cell>
          <table:table-cell table:style-name="Table1.C2" office:value-type="string">
            <text:p text:style-name="P16">insecure is a boolean, which if <text:span text:style-name="T13">true </text:span><text:span text:style-name="T16">will turn off security for SSL. Default is </text:span><text:span text:style-name="T13">false</text:span><text:span text:style-name="T16">.</text:span></text:p>
          </table:table-cell>
        </table:table-row>
        <table:table-row>
          <table:table-cell table:style-name="Table1.A2" office:value-type="string">
            <text:p text:style-name="P5">post(arg | arg.)</text:p>
          </table:table-cell>
          <table:table-cell table:style-name="Table1.A2" office:value-type="string">
            <text:p text:style-name="P7">POST </text:p>
          </table:table-cell>
          <table:table-cell table:style-name="Table1.C2" office:value-type="string">
            <text:p text:style-name="P7">Payload may be a string or a stem. </text:p>
          </table:table-cell>
        </table:table-row>
        <table:table-row>
          <table:table-cell table:style-name="Table1.A2" office:value-type="string">
            <text:p text:style-name="P6">post(<text:span text:style-name="T23">uri_path, </text:span>arg | arg.)</text:p>
          </table:table-cell>
          <table:table-cell table:style-name="Table1.A2" office:value-type="string">
            <text:p text:style-name="P17">POST</text:p>
          </table:table-cell>
          <table:table-cell table:style-name="Table1.C2" office:value-type="string">
            <text:p text:style-name="P17">Append uri_path to host, send payload</text:p>
          </table:table-cell>
        </table:table-row>
        <table:table-row>
          <table:table-cell table:style-name="Table1.A2" office:value-type="string">
            <text:p text:style-name="P5">put(arg | arg.)</text:p>
          </table:table-cell>
          <table:table-cell table:style-name="Table1.A2" office:value-type="string">
            <text:p text:style-name="P7">PUT </text:p>
          </table:table-cell>
          <table:table-cell table:style-name="Table1.C2" office:value-type="string">
            <text:p text:style-name="P17">Payload may be a string or stem</text:p>
          </table:table-cell>
        </table:table-row>
        <table:table-row>
          <table:table-cell table:style-name="Table1.A2" office:value-type="string">
            <text:p text:style-name="P6">put(<text:span text:style-name="T23">uri_path, </text:span>arg | arg.)</text:p>
          </table:table-cell>
          <table:table-cell table:style-name="Table1.A2" office:value-type="string">
            <text:p text:style-name="P17">PUT</text:p>
          </table:table-cell>
          <table:table-cell table:style-name="Table1.C2" office:value-type="string">
            <text:p text:style-name="P17">Append uri_path to host, send payload</text:p>
          </table:table-cell>
        </table:table-row>
      </table:table>
      <text:p text:style-name="Text_20_body"/>
      <text:p text:style-name="P31">Get returns a stem with entries for status, content and any returned headers.</text:p>
      <text:p text:style-name="Text_20_body"><text:span text:style-name="T37">Nota Bene:</text:span> <text:span text:style-name="T36">You may set parameter values in </text:span><text:span text:style-name="T9">get</text:span><text:span text:style-name="T36"> and </text:span><text:span text:style-name="T9">post</text:span><text:span text:style-name="T36"> as lists or sets too. These will be sent as a list of parameters to the server in the form </text:span><text:span text:style-name="T9">key[]=v0&amp;key[]=v1&amp;....</text:span><text:span text:style-name="T36"> This is easy to do, but be sure the server supports multiple values. Nested structures and general stems will be rejected with an error since there is no standard way to encode them.</text:span></text:p>
      <text:h text:style-name="P43" text:outline-level="2">Paths, parameters and requests</text:h>
      <text:p text:style-name="P62">If the host is set, then you may add an optional uri_path to it. <text:span text:style-name="T58">The path is appended to the host on a per request basis. This lets you set a base address for the service then specialize calls. Additionally, you may send a stem which will be converted to parameters. Let us say we set up our HTTP connection with</text:span></text:p>
      <text:p text:style-name="P75">To amplify this, had we issued </text:p>
      <text:p text:style-name="P45"><text:s text:c="3"/>http#host('https://some_service.com');</text:p>
      <text:p text:style-name="P77"/>
      <text:p text:style-name="P77">Then we can issue the following</text:p>
      <text:p text:style-name="P45"><text:span text:style-name="T31"><text:s text:c="3"/>http#get('logon', {'id' : '</text:span><text:span text:style-name="T33">Knútr</text:span><text:span text:style-name="T31">.</text:span><text:span text:style-name="T32">F</text:span><text:span text:style-name="T31">orkbeard', 'password' : '123 foo'})</text:span></text:p>
      <text:p text:style-name="P75"/>
      <text:p text:style-name="P75">The resulting request constructed would be</text:p>
      <text:p text:style-name="P75"><text:a xlink:type="simple" xlink:href="https://some_service.com/logon?id=Knútr.Forkbeard&amp;password=123%20foo" text:style-name="Internet_20_link" text:visited-style-name="Visited_20_Internet_20_Link">https://some_service.com/logon?id=Kn%C3%BAtr.Forkbeard&amp;password=<text:bookmark-start text:name="__DdeLink__2121_196012037 Copy 2"/>123%20foo</text:a><text:bookmark-end text:name="__DdeLink__2121_196012037 Copy 2"/></text:p>
      <text:p text:style-name="P77"/>
      <text:h text:style-name="Heading_20_2" text:outline-level="2"><text:soft-page-break/>Aggregates as parameters</text:h>
      <text:p text:style-name="P77">Stems should be simple, in that entries can be scalars, lists or sets, but not stems. If the entries are lists or sets they will be encoded as lists. There is no standard for encoding lists, so this module lets you choose the various popular options via the <text:span text:style-name="T49">configure</text:span> call. <text:span text:style-name="T75">The default is to send them as array elements, so if you have a parameter of </text:span></text:p>
      <text:p text:style-name="Preformatted_20_Text"><text:s text:c="3"/><text:span text:style-name="T75">{'my_param' : ['a','b','c']}</text:span></text:p>
      <text:p text:style-name="Text_20_body"/>
      <text:p text:style-name="P98">Then this is encoded as</text:p>
      <text:p text:style-name="P51"><text:span text:style-name="T75">my_param[]=a&amp;my_param[]=b&amp;my_param[]=c</text:span></text:p>
      <text:p text:style-name="Text_20_body"/>
      <text:p text:style-name="P98">Many servers accept this and it corresponds to having the parameter encoding set to 'array' which is the default. You may set it to 'parameter' which then simply repeats that parameters (so no []'s):</text:p>
      <text:p text:style-name="P51"><text:span text:style-name="T75">my_param=a&amp;my_param=b&amp;my_param=c</text:span></text:p>
      <text:p text:style-name="P99"/>
      <text:p text:style-name="P100">Finally, if the encoding type is 'value', then each value is comma separated:</text:p>
      <text:p text:style-name="Preformatted_20_Text">my_param=a,b,c</text:p>
      <text:p text:style-name="P100">You may set the list separator to be something other than the comma if your sever really needs it.</text:p>
      <text:h text:style-name="Heading_20_2" text:outline-level="2" text:is-list-header="true"><text:span text:style-name="T66">The response. </text:span><text:span text:style-name="T76">A sample session.</text:span></text:h>
      <text:p text:style-name="P9">Assuming you have loaded the above, open up a connection and get </text:p>
      <text:p text:style-name="P9"/>
      <text:p text:style-name="P1"><text:bookmark-start text:name="__DdeLink__1079462_1942195916"/><text:s text:c="4"/><text:span text:style-name="T26">http:=</text:span> j_load('http')<text:line-break/><text:bookmark-start text:name="__DdeLink__285_2369907032"/> <text:s text:c="3"/>http#host('https://didact-patto.dev.umccr.org/api/visa') ;<text:bookmark-end text:name="__DdeLink__1079462_1942195916"/><text:line-break/> <text:s text:c="3"/>http#open();<text:bookmark-end text:name="__DdeLink__285_2369907032"/></text:p>
      <text:p text:style-name="Preformatted_20_Text">true<text:line-break/> <text:s text:c="3"/>z. := http#get({'sub':'https://nagim.dev/p/wjaha-ppqrg-10000'});</text:p>
      <text:p text:style-name="Preformatted_20_Text"><text:s text:c="4"/>z.</text:p>
      <text:p text:style-name="Preformatted_20_Text">{</text:p>
      <text:p text:style-name="Preformatted_20_Text"><text:s/>headers: {</text:p>
      <text:p text:style-name="Preformatted_20_Text"><text:s text:c="2"/>Connection:keep-alive,</text:p>
      <text:p text:style-name="Preformatted_20_Text"><text:s text:c="2"/>etag:W/"e6-suhkGbMm3fkbNhOR6bOIwIgkh8A",</text:p>
      <text:p text:style-name="Preformatted_20_Text"><text:s text:c="2"/>Apigw-Requestid:Gv9mdhv4SwMEMHw=,</text:p>
      <text:p text:style-name="Preformatted_20_Text"><text:s text:c="2"/>Content-Length:230,</text:p>
      <text:p text:style-name="Preformatted_20_Text"><text:s text:c="2"/>Date:Tue, 05 Oct 2021 19:37:04 GMT,</text:p>
      <text:p text:style-name="Preformatted_20_Text"><text:s text:c="2"/>Content-Type:application/json; charset=utf-8,</text:p>
      <text:p text:style-name="Preformatted_20_Text"><text:s text:c="2"/>X-Powered-By:Express</text:p>
      <text:p text:style-name="Preformatted_20_Text"><text:s/>},</text:p>
      <text:p text:style-name="Preformatted_20_Text"><text:s/>content: [</text:p>
      <text:p text:style-name="Preformatted_20_Text"><text:s text:c="4"/>{</text:p>
      <text:p text:style-name="Preformatted_20_Text"><text:s text:c="3"/>s:XnKFkl4RTXtB2DDOf5f4yLtfcTaCGyqMxIV8Q42zX_XR1p9Cnxeqg2KI_4UCzcJZ2XGv_hlqVGOW5_3FE9ZHCQ,</text:p>
      <text:p text:style-name="Preformatted_20_Text"><text:s text:c="3"/>v:c:8XZF4195109CIIERC35P577HAM et:1633549022 iu:https://nagim.dev/p/wjaha-ppqrg-10000 iv:2f69e2650aed4f0e,</text:p>
      <text:p text:style-name="Preformatted_20_Text"><text:s text:c="3"/>k:rfc8032-7.1-test1</text:p>
      <text:p text:style-name="Preformatted_20_Text"><text:soft-page-break/><text:s text:c="2"/>}</text:p>
      <text:p text:style-name="Preformatted_20_Text"><text:s text:c="2"/>],</text:p>
      <text:p text:style-name="Preformatted_20_Text"><text:s/>status: {</text:p>
      <text:p text:style-name="Preformatted_20_Text"><text:s text:c="2"/>code:200,</text:p>
      <text:p text:style-name="Preformatted_20_Text"><text:s text:c="2"/>message:OK</text:p>
      <text:p text:style-name="Preformatted_20_Text"><text:s/>}</text:p>
      <text:p text:style-name="Preformatted_20_Text">}</text:p>
      <text:p text:style-name="Preformatted_20_Text"><text:s text:c="3"/><text:span text:style-name="T76">http#</text:span><text:span text:style-name="T24">is_json(z.)</text:span></text:p>
      <text:p text:style-name="P2">true</text:p>
      <text:p text:style-name="Text_20_body"/>
      <text:p text:style-name="P3">So we see the various components of the response, z.:</text:p>
      <text:p text:style-name="P3"/>
      <text:list text:style-name="L1">
        <text:list-item>
          <text:p text:style-name="P53"><text:span text:style-name="T3">headers.</text:span> - A stem of the headers, where the key is the name of the header and the value is its value <text:span text:style-name="T11">(as a string, so </text:span><text:span text:style-name="T5">Content-Length</text:span><text:span text:style-name="T11"> is not a number).</text:span></text:p>
        </text:list-item>
        <text:list-item>
          <text:p text:style-name="P52"><text:span text:style-name="T4">content. - </text:span><text:span text:style-name="T2">The exact content. Here, it is an array with a single element and note that <text:line-break/></text:span><text:span text:style-name="T4"> <text:s text:c="3"/>headers.Content-Type <text:line-break/></text:span><text:span text:style-name="T2">contains </text:span><text:span text:style-name="T4">application/json </text:span><text:s/><text:span text:style-name="T2">and hence was in JSON format. If the content type is anything else, it will be returned as a stem of lines. </text:span><text:span text:style-name="T24">The </text:span><text:span text:style-name="T7">is_json</text:span><text:span text:style-name="T24"> function tell you if the content type was JSON. </text:span><text:span text:style-name="T25">In this example, it was a JSON blob with 3 entries.</text:span></text:p>
        </text:list-item>
        <text:list-item>
          <text:p text:style-name="P52"><text:span text:style-name="T4">status. </text:span><text:s/>- <text:span text:style-name="T2">The http status, which includes the <text:s/></text:span><text:a xlink:type="simple" xlink:href="https://en.wikipedia.org/wiki/List_of_HTTP_status_codes" text:style-name="Internet_20_link" text:visited-style-name="Visited_20_Internet_20_Link"><text:span text:style-name="T11">status code</text:span></text:a><text:span text:style-name="T11"> and the message from the server. Anything other than something in the 200 range is an error.</text:span></text:p>
        </text:list-item>
      </text:list>
      <text:p text:style-name="P3"/>
      <text:p text:style-name="Standard"><text:span text:style-name="T18">Note that there are other options for </text:span><text:span text:style-name="T4">content. </text:span><text:span text:style-name="T18">but it will always be an array. For instance, from other servers it may be the lines in the body of the response if the </text:span><text:span text:style-name="T6">Content-Type</text:span><text:span text:style-name="T18"> <text:s/>is </text:span><text:span text:style-name="T6">form_encoding</text:span><text:span text:style-name="T19">.</text:span> <text:span text:style-name="T18">In that case, you will have to loop through the lines and process each of them in turn. </text:span><text:span text:style-name="T76">Here</text:span></text:p>
      <text:p text:style-name="Standard"/>
      <text:p text:style-name="Preformatted_20_Text"><text:s text:c="3"/><text:span text:style-name="T76">body. := response.’content’.0</text:span></text:p>
      <text:p text:style-name="Text_20_body"/>
      <text:p text:style-name="P101">gets the content as a stem from the server.</text:p>
      <text:p text:style-name="Standard"/>
      <text:p text:style-name="Heading">A GET example</text:p>
      <text:p text:style-name="P26">In this case, we have several pages to be fetched</text:p>
      <text:p text:style-name="P21"><text:s text:c="3"/>http := j_load('http');<text:line-break/> <text:s text:c="2"/>http#open();</text:p>
      <text:p text:style-name="P21"><text:span text:style-name="T29">true</text:span><text:line-break/> <text:s text:c="2"/>http#host('<text:a xlink:type="simple" xlink:href="https://cilogon.org/.well-known/openid-configuration" text:style-name="Internet_20_link" text:visited-style-name="Visited_20_Internet_20_Link"><text:span text:style-name="T30">https://cilogon.org/.well-known/openid-configuration</text:span></text:a>');</text:p>
      <text:p text:style-name="Preformatted_20_Text"><text:line-break/> <text:s text:c="2"/>pages. := ['','fermilab','ligo'];<text:line-break/> <text:s text:c="2"/>while[v<text:span text:style-name="T29">i</text:span> ∈pages.][say(http#get(v<text:span text:style-name="T29">i</text:span>).'content'.'issuer');];</text:p>
      <text:p text:style-name="P21">https://cilogon.org</text:p>
      <text:p text:style-name="P21">https://cilogon.org/fermilab</text:p>
      <text:p text:style-name="P21">https://cilogon.org/ligo<text:line-break/> <text:s text:c="2"/>http#close(); <text:s/></text:p>
      <text:p text:style-name="P27">true</text:p>
      <text:p text:style-name="P26"/>
      <text:p text:style-name="P26">In this case, it goes to the Cilogon server and grabs some well known pages <text:span text:style-name="T31">in turn, constructing the paths </text:span>for various VIs (virtual issuers), <text:s/>showing the issuer entry for each page. <text:span text:style-name="T31">This is quite basic. </text:span><text:soft-page-break/><text:span text:style-name="T31">Normally you might enclose the call in a try – catch block, check return codes, etc. but this is to show how </text:span><text:span text:style-name="T8">get()</text:span><text:span text:style-name="T31"> works, naught else.</text:span></text:p>
      <text:p text:style-name="P28">To amplify this, had we issued </text:p>
      <text:p text:style-name="Preformatted_20_Text"><text:s text:c="3"/>http#host('https://some_service.com');</text:p>
      <text:p text:style-name="Preformatted_20_Text"><text:span text:style-name="T31"><text:s text:c="3"/>http#get('logon', {'id' : '</text:span><text:span text:style-name="T33">Knútr</text:span><text:span text:style-name="T31">.</text:span><text:span text:style-name="T32">F</text:span><text:span text:style-name="T31">orkbeard', 'password' : '123 foo'})</text:span></text:p>
      <text:p text:style-name="P28">The resulting request constructed would be</text:p>
      <text:p text:style-name="P28"><text:a xlink:type="simple" xlink:href="https://some_service.com/logon?id=Knútr.Forkbeard&amp;password=123%20foo" text:style-name="Internet_20_link" text:visited-style-name="Visited_20_Internet_20_Link">https://some_service.com/logon?id=Kn%C3%BAtr.Forkbeard&amp;password=<text:bookmark-start text:name="__DdeLink__2121_196012037"/>123%20foo</text:a><text:bookmark-end text:name="__DdeLink__2121_196012037"/></text:p>
      <text:p text:style-name="P30">Contrast this with <text:span text:style-name="T35">a call like</text:span> </text:p>
      <text:p text:style-name="P22"><text:span text:style-name="T31"><text:s text:c="3"/>http#</text:span><text:span text:style-name="T34">post</text:span><text:span text:style-name="T31">('logon', {'id' : '</text:span><text:span text:style-name="T33">Knútr</text:span><text:span text:style-name="T31">.</text:span><text:span text:style-name="T32">F</text:span><text:span text:style-name="T31">orkbeard', 'password' : '123 foo'})</text:span></text:p>
      <text:p text:style-name="P30">which would send the request to <text:a xlink:type="simple" xlink:href="https://some_service.com/logon" text:style-name="Internet_20_link" text:visited-style-name="Visited_20_Internet_20_Link"><text:span text:style-name="T31">https://some_service.com/logon</text:span></text:a><text:span text:style-name="T31"> </text:span>but with the body of the post as</text:p>
      <text:p text:style-name="P29"><text:a xlink:type="simple" xlink:href="https://some_service.com/logon?id=Knútr.Forkbeard&amp;password=123%20foo" text:style-name="Internet_20_link" text:visited-style-name="Visited_20_Internet_20_Link">id=Kn%C3%Batr.Forkbeard&amp;password=<text:bookmark-start text:name="__DdeLink__2121_196012037 Copy 1"/>123%20foo</text:a><text:bookmark-end text:name="__DdeLink__2121_196012037 Copy 1"/></text:p>
      <text:p text:style-name="P29"/>
      <text:h text:style-name="Heading_20_2" text:outline-level="2">Echoing requests and responses</text:h>
      <text:p text:style-name="Text_20_body"><text:span text:style-name="T40">You may enable echoin</text:span><text:span text:style-name="T44">g </text:span><text:span text:style-name="T66">raw HTTP</text:span><text:span text:style-name="T40"> requests and responses to standard out using the </text:span><text:span text:style-name="T10">echo</text:span><text:span text:style-name="T53">_</text:span><text:span text:style-name="T10">request</text:span><text:span text:style-name="T40"> and </text:span><text:span text:style-name="T14"><text:s/></text:span><text:span text:style-name="T10">echo_http_response </text:span><text:span text:style-name="T40">resp. This dumps what goes over the wire to the console and is intended to be a very low-level debugging tool. Since this works for every call, the sheer volume may be quite large. Generally you toggle these on by passing </text:span><text:span text:style-name="T14">true</text:span><text:span text:style-name="T40"> and off by passing </text:span><text:span text:style-name="T14">false</text:span><text:span text:style-name="T40">. You may query the current state by issuing the calls with no arguments, </text:span><text:span text:style-name="T46">or setting it with a boolean:</text:span></text:p>
      <text:p text:style-name="Text_20_body"/>
      <text:p text:style-name="Preformatted_20_Text"><text:s text:c="3"/><text:span text:style-name="T40">http#echo_http_request(</text:span><text:span text:style-name="T45">true</text:span><text:span text:style-name="T40">)</text:span></text:p>
      <text:p text:style-name="P32">false</text:p>
      <text:p text:style-name="Standard"/>
      <text:p text:style-name="P33">meaning in this case no echoing <text:span text:style-name="T45">was</text:span> on <text:span text:style-name="T45">(previous value returned</text:span><text:span text:style-name="T46">) and is now enabled</text:span>.</text:p>
      <text:p text:style-name="P33"/>
      <text:p text:style-name="P36">And a typical output for echoin<text:span text:style-name="T46">g</text:span> everything is</text:p>
      <text:p text:style-name="P36"/>
      <text:p text:style-name="Preformatted_20_Text">----- Echo request -----</text:p>
      <text:p text:style-name="Preformatted_20_Text">GET https://registry-test.hassi-aai.ardc.edu.au/registry/api/co/2/core/v1/people?identifier=http%3A%2F%2Fcilogon.org%2FserverT%2Fusers%2F17<text:span text:style-name="T45">77656</text:span>8 HTTP/1.1</text:p>
      <text:p text:style-name="Preformatted_20_Text">----- End echo request -----</text:p>
      <text:p text:style-name="Preformatted_20_Text"/>
      <text:p text:style-name="Preformatted_20_Text"/>
      <text:p text:style-name="Preformatted_20_Text">----- Echo response -----</text:p>
      <text:p text:style-name="Preformatted_20_Text">Content Type: application/json; charset=UTF-8</text:p>
      <text:p text:style-name="Preformatted_20_Text">Status: 404</text:p>
      <text:p text:style-name="Preformatted_20_Text">Raw Response: </text:p>
      <text:p text:style-name="Preformatted_20_Text">{"error":"CoreApiPerson \"\" Not Found"}</text:p>
      <text:p text:style-name="Preformatted_20_Text">----- End echo response -----</text:p>
      <text:p text:style-name="Text_20_body"/>
      <text:h text:style-name="Heading_20_1" text:outline-level="1"><text:soft-page-break/>Function Reference</text:h>
      <text:h text:style-name="P43" text:outline-level="2">close</text:h>
      <text:p text:style-name="P37">Description</text:p>
      <text:p text:style-name="P62">Close the connection. <text:span text:style-name="T66">If the connection has not been opened, this has no effect.<text:line-break/>See also: </text:span><text:span text:style-name="T53">open</text:span></text:p>
      <text:p text:style-name="P37">Usage</text:p>
      <text:p text:style-name="P62">close()</text:p>
      <text:p text:style-name="P37">Arguments</text:p>
      <text:p text:style-name="P62">None.</text:p>
      <text:p text:style-name="P37">Output</text:p>
      <text:p text:style-name="Text_20_body"><text:span text:style-name="T47">Boolean </text:span><text:span text:style-name="T15">true </text:span><text:span text:style-name="T17">if closing the connection succeeded. If called, all requests will fail until </text:span><text:span text:style-name="T50">open</text:span><text:span text:style-name="T48"> </text:span><text:span text:style-name="T47">is called again.</text:span></text:p>
      <text:p text:style-name="P37">Examples</text:p>
      <text:p text:style-name="Preformatted_20_Text"><text:s text:c="3"/><text:span text:style-name="T47">http#close()</text:span></text:p>
      <text:p text:style-name="Preformatted_20_Text">true</text:p>
      <text:p text:style-name="P62"/>
      <text:h text:style-name="P44" text:outline-level="2">configure </text:h>
      <text:p text:style-name="P38">Description</text:p>
      <text:p text:style-name="P79">Set <text:span text:style-name="T72">the</text:span> configuration for the HTTP module. This allows you to turn on echoing requests and responses (to standard out), as well as setting the format for lists.</text:p>
      <text:p text:style-name="P38">Usage</text:p>
      <text:p text:style-name="P67">configure({arg.})</text:p>
      <text:p text:style-name="P38">Arguments</text:p>
      <text:p text:style-name="P79">(none) – query current settings, nothing is changed</text:p>
      <text:p text:style-name="P79">arg. – stem with new values</text:p>
      <text:p text:style-name="P38"><text:soft-page-break/>Output</text:p>
      <text:p text:style-name="P79">The current values if no argument, or the previous values if there was a change. <text:s/>Note that if there is an error updating the values, then no values are altered. <text:span text:style-name="T73">The structure of the stem is</text:span></text:p>
      <text:p text:style-name="P58">key0 <text:s/>key1 <text:s text:c="5"/>value <text:s text:c="4"/></text:p>
      <text:p text:style-name="P58">---------------------------</text:p>
      <text:p text:style-name="P58">echo <text:s/>request <text:s text:c="2"/>true|false</text:p>
      <text:p text:style-name="P58"><text:s text:c="6"/>response <text:s/>true|false</text:p>
      <text:p text:style-name="P58"><text:s text:c="16"/>true|false</text:p>
      <text:p text:style-name="P58">list <text:s/>encode <text:s text:c="3"/>'array' | 'parameter' | 'value'</text:p>
      <text:p text:style-name="P58">list <text:s/>separator ',' | other</text:p>
      <text:p text:style-name="P79"/>
      <text:p text:style-name="Text_20_body"><text:span text:style-name="T74">Note that if the echo entry is a boolean, then both requests and responses will be echoed to the console. You may also set them individually with the </text:span><text:span text:style-name="T57">echo_request</text:span><text:span text:style-name="T74"> and <text:s/></text:span><text:span text:style-name="T57">echo_response </text:span><text:span text:style-name="T74">calls.</text:span></text:p>
      <text:p text:style-name="P38">Examples</text:p>
      <text:p text:style-name="Preformatted_20_Text"><text:s text:c="3"/>http#configure()</text:p>
      <text:p text:style-name="Preformatted_20_Text">{echo:false, list:{encode:array, separator:,}}</text:p>
      <text:p text:style-name="P97">This is the default. Echo is off, array encoding for multiple parameters is used. </text:p>
      <text:h text:style-name="P44" text:outline-level="2">credentials <text:s text:c="5"/></text:h>
      <text:p text:style-name="P38">Description</text:p>
      <text:p text:style-name="P78"><text:span text:style-name="T60">C</text:span>reate the correct credential for the basic auth header. <text:span text:style-name="T60">You then can use this to set a header.</text:span></text:p>
      <text:p text:style-name="P38">Usage</text:p>
      <text:p text:style-name="P66">d<text:span text:style-name="T62">credentials(username, password)</text:span></text:p>
      <text:p text:style-name="P38">Arguments</text:p>
      <text:p text:style-name="P82">username – the name of the user</text:p>
      <text:p text:style-name="P82">password – their password</text:p>
      <text:p text:style-name="P38">Output</text:p>
      <text:p text:style-name="P80">The standard is to return </text:p>
      <text:p text:style-name="Preformatted_20_Text">encode_b64(url_escape(username) + ':' + url_escape(password))</text:p>
      <text:p text:style-name="P39">Examples</text:p>
      <text:p text:style-name="P81">Just the call itself:</text:p>
      <text:p text:style-name="P46"><text:s text:c="3"/>http<text:bookmark-start text:name="__DdeLink__835_403739551"/>#credentials(<text:bookmark-end text:name="__DdeLink__835_403739551"/>'bob@bgsu.edu','mairzy doats')<text:line-break/>Ym9iJTQwYmdzdS5lZHU6bWFpcnp5K2RvYXRz</text:p>
      <text:p text:style-name="Text_20_body"><text:soft-page-break/></text:p>
      <text:p text:style-name="P84"><text:span text:style-name="T62">And for reference</text:span></text:p>
      <text:p text:style-name="Preformatted_20_Text"><text:s text:c="3"/><text:span text:style-name="T62">decode(Ym9iJTQwYmdzdS5lZHU6bWFpcnp5K2RvYXRz)</text:span></text:p>
      <text:p text:style-name="Preformatted_20_Text">bob%40bgsu.edu:mairzy+doats</text:p>
      <text:p text:style-name="P84"><text:s text:c="24"/></text:p>
      <text:p text:style-name="P81">A typical use of this for setting headers</text:p>
      <text:p text:style-name="Preformatted_20_Text"><text:s text:c="3"/>my_credential := http#credentials(username, password);<text:line-break/> <text:s text:c="2"/>my_headers.'Authorization' := 'Basic' + ' ' + my_credential;<text:line-break/> <text:s text:c="2"/>my_headers.'Content-Type' <text:s/>:= 'application/json';<text:line-break/><text:line-break/> <text:s text:c="2"/>http#headers(my_headers.);<text:span text:style-name="T61"><text:line-break/></text:span></text:p>
      <text:p text:style-name="P54"/>
      <text:h text:style-name="Heading_20_2" text:outline-level="2">delete</text:h>
      <text:p text:style-name="Heading">Description</text:p>
      <text:p text:style-name="P62">Issue an HTTP DELETE to the server</text:p>
      <text:p text:style-name="Heading">Usage</text:p>
      <text:p text:style-name="P65">delete({uri_path}, {parameters.})</text:p>
      <text:p text:style-name="Heading">Arguments</text:p>
      <text:p text:style-name="P62">(none) – issue the DELETE </text:p>
      <text:p text:style-name="P62"><text:span text:style-name="T49">uri_path </text:span>– optional </text:p>
      <text:p text:style-name="P64"><text:span text:style-name="T50">parameters.</text:span><text:span text:style-name="T47"> – use the stem to add parameters to the DELETE. </text:span></text:p>
      <text:p text:style-name="Heading">Output</text:p>
      <text:p text:style-name="P82">Boolean true if the operation succeeded.</text:p>
      <text:p text:style-name="Heading">Examples</text:p>
      <text:h text:style-name="P44" text:outline-level="2">download <text:s/></text:h>
      <text:p text:style-name="P38">Description</text:p>
      <text:p text:style-name="P82">Download a file or zipped archive, decompressing it.</text:p>
      <text:p text:style-name="P38">Usage</text:p>
      <text:p text:style-name="P66">d<text:span text:style-name="T62">ownload(url, target</text:span><text:span text:style-name="T63">_file</text:span><text:span text:style-name="T62">)</text:span></text:p>
      <text:p text:style-name="P68"><text:soft-page-break/>download(url, target_directory, is_archive)</text:p>
      <text:p text:style-name="P38">Arguments</text:p>
      <text:p text:style-name="P84"><text:span text:style-name="T56">url</text:span><text:span text:style-name="T62"> – the web address of the file</text:span></text:p>
      <text:p text:style-name="P84"><text:span text:style-name="T56">target</text:span><text:span text:style-name="T62"> – the target of the download. </text:span></text:p>
      <text:p text:style-name="P83"><text:span text:style-name="T56">is_archive</text:span> – If the source is a <text:span text:style-name="T63">zipped </text:span>archive, <text:span text:style-name="T72">specifically a jar</text:span></text:p>
      <text:p text:style-name="P85">The dyadic form downloads to a file, the triadic form to a directory. If <text:span text:style-name="T49">is_archive</text:span> is true in that case, the entire archive is unzipped to the target directory. </text:p>
      <text:p text:style-name="P38">Output</text:p>
      <text:p text:style-name="P85">The number of bytes processed or a -1 if the operation did not work (assuming no other error is raised). <text:s/>For instance, the source is an empty file, <text:span text:style-name="T64">or you may get 0 bytes processed if you specify that the file is a zipped archive, but it is not (so the system finds zero files to process).</text:span></text:p>
      <text:p text:style-name="P96">Note:<text:span text:style-name="T42"> You do not need to set a host or open a connection for this call. It is self-contained. </text:span><text:span text:style-name="T43">Also, gzipped archives are not supported directly, only jars, so if you need to get a gzipped archive, download it locally, then use tools to unpack it. <text:s/></text:span></text:p>
      <text:p text:style-name="P40">Examples</text:p>
      <text:p text:style-name="P49">http#download('https://github.com/ncsa/oa4mp/v6.2.1/jwt-scripts.tar',</text:p>
      <text:p text:style-name="P49"><text:s text:c="14"/>'/tmp/http_test', </text:p>
      <text:p text:style-name="P49"><text:s text:c="14"/>false); <text:s/></text:p>
      <text:p text:style-name="P50">32548</text:p>
      <text:p text:style-name="Text_20_body"/>
      <text:p text:style-name="P95">This will download jwt-scripts.tar to the given directory. In this case, 32548 byte were processed.</text:p>
      <text:p text:style-name="P49">http#download('https://github.com/ncsa/oa4mp/v6.2.1/jwt-scripts.tar',</text:p>
      <text:p text:style-name="P49"><text:s text:c="14"/>'/tmp/http_test', </text:p>
      <text:p text:style-name="P49"><text:s text:c="14"/><text:span text:style-name="T72">true</text:span>);</text:p>
      <text:p text:style-name="P50">0</text:p>
      <text:p text:style-name="Text_20_body"/>
      <text:p text:style-name="P95">Since the tar file is <text:span text:style-name="T38">not </text:span><text:span text:style-name="T41">an archive, nothing was downloaded.</text:span></text:p>
      <text:p text:style-name="P49">http#download('https://github.com/ncsa/oa4mp/v6.2.1/jwt-scripts.tar',</text:p>
      <text:p text:style-name="P49"><text:s text:c="14"/>'/tmp/http_test/<text:span text:style-name="T72">scripts.tar</text:span>'<text:span text:style-name="T72">)</text:span><text:span text:style-name="T41">;</text:span></text:p>
      <text:p text:style-name="P50"><text:span text:style-name="T41">32548</text:span></text:p>
      <text:p text:style-name="P95">Again 32548 bytes are processed and the remote file jwt-scripts.tar is now locally at /tmp/http_test/scripts.tar.</text:p>
      <text:h text:style-name="Heading_20_2" text:outline-level="2"><text:soft-page-break/>echo_request</text:h>
      <text:p text:style-name="P38">Description</text:p>
      <text:p text:style-name="P86">Echo all HTTP requests to the console before each request.<text:line-break/>See also: <text:span text:style-name="T49">echo_response</text:span></text:p>
      <text:p text:style-name="P38">Usage</text:p>
      <text:p text:style-name="P69">echo_request({arg})</text:p>
      <text:p text:style-name="P38">Arguments</text:p>
      <text:p text:style-name="P86">(none) – query current state</text:p>
      <text:p text:style-name="Text_20_body"><text:span text:style-name="T65">arg - <text:s/></text:span><text:span text:style-name="T51">true | false </text:span><text:span text:style-name="T65">that sets the state.</text:span></text:p>
      <text:p text:style-name="P38">Output</text:p>
      <text:p text:style-name="P86">Returns previous value. Be warned that this may be <text:span text:style-name="T38">very </text:span><text:span text:style-name="T41">chatty. It is intended as a lower-level debugging tool.</text:span></text:p>
      <text:p text:style-name="P38">Examples</text:p>
      <text:h text:style-name="Heading_20_2" text:outline-level="2"><text:s/>echo_response</text:h>
      <text:p text:style-name="P38">Description</text:p>
      <text:p text:style-name="P86">Echo each raw response from the server before processing it.<text:line-break/>See also: <text:span text:style-name="T49">echo_request</text:span></text:p>
      <text:p text:style-name="P38">Usage</text:p>
      <text:p text:style-name="P69">echo_response({arg})</text:p>
      <text:p text:style-name="P38">Arguments</text:p>
      <text:p text:style-name="P86">(none) – query current state.</text:p>
      <text:p text:style-name="Text_20_body"><text:span text:style-name="T65">Arg = <text:s/></text:span><text:span text:style-name="T51">true | false </text:span><text:span text:style-name="T65">that sets the state</text:span></text:p>
      <text:p text:style-name="P38">Output</text:p>
      <text:p text:style-name="P86">If no argument, the current state, otherwise the previous state. This may be <text:span text:style-name="T38">very </text:span><text:span text:style-name="T41"><text:s/>chatty. It is intended as a lower-level debugging tool.</text:span></text:p>
      <text:p text:style-name="P38"><text:soft-page-break/>Examples</text:p>
      <text:h text:style-name="Heading_20_2" text:outline-level="2">get <text:s/></text:h>
      <text:p text:style-name="P38">Description</text:p>
      <text:p text:style-name="P86">Execute an HTTP GET .</text:p>
      <text:p text:style-name="P38">Usage</text:p>
      <text:p text:style-name="P69">get({url_path},{parameters.})</text:p>
      <text:p text:style-name="P38">Arguments</text:p>
      <text:p text:style-name="P86">(none) – issue request with just the host</text:p>
      <text:p text:style-name="P86">url_path – append the path to the current host</text:p>
      <text:p text:style-name="P86">parameters. – a stem of key/values that are converted to query parameters in the request.</text:p>
      <text:p text:style-name="P38">Output</text:p>
      <text:p text:style-name="P87">A response. <text:span text:style-name="T67">See the section above on the format of the response.</text:span></text:p>
      <text:p text:style-name="P38">Examples</text:p>
      <text:h text:style-name="Heading_20_2" text:outline-level="2">headers</text:h>
      <text:p text:style-name="P38">Description</text:p>
      <text:p text:style-name="P88">Query or set the headers. These will be used for all subsequent requests.</text:p>
      <text:p text:style-name="P38">Usage</text:p>
      <text:p text:style-name="P70">headers({headers.})</text:p>
      <text:p text:style-name="P38">Arguments</text:p>
      <text:p text:style-name="P88">(none) – query current headers.</text:p>
      <text:p text:style-name="P88"><text:span text:style-name="T54">h</text:span><text:span text:style-name="T49">eaders.</text:span> – Set the headers.</text:p>
      <text:p text:style-name="P38">Output</text:p>
      <text:p text:style-name="P88">If no argument, the current headers, if you set them, the previous headers are returned.</text:p>
      <text:p text:style-name="P38"><text:soft-page-break/>Examples</text:p>
      <text:p text:style-name="P47">http#headers({'x-rems-api-key': ini.'x_rems_api_key',</text:p>
      <text:p text:style-name="P47"><text:s text:c="14"/>'accept': 'application/json',</text:p>
      <text:p text:style-name="P47"><text:s text:c="14"/>'x-rems-user-id': ini.'x_rems_user_id'});<text:line-break/><text:span text:style-name="T67">[]</text:span></text:p>
      <text:p text:style-name="P56"><text:line-break/>This sets the header and the response shows that there were none previously set.</text:p>
      <text:p text:style-name="P55"/>
      <text:h text:style-name="Heading_20_2" text:outline-level="2">host</text:h>
      <text:p text:style-name="P38">Description</text:p>
      <text:p text:style-name="P89">Query/set the host for all requests</text:p>
      <text:p text:style-name="P38">Usage</text:p>
      <text:p text:style-name="P71">host({address})</text:p>
      <text:p text:style-name="P38">Arguments</text:p>
      <text:p text:style-name="P89">(none) – query the host</text:p>
      <text:p text:style-name="P89">address – the address of the host. All requests will be sent to this address.</text:p>
      <text:p text:style-name="P38">Output</text:p>
      <text:p text:style-name="P89">If no argument, the current host (if any). If the address is set, the previous host address is returned.</text:p>
      <text:p text:style-name="P38">Examples</text:p>
      <text:p text:style-name="Preformatted_20_Text"><text:span text:style-name="T61"><text:s text:c="3"/></text:span>http#host(config_params.'comanage_registry_host_url');<text:line-break/></text:p>
      <text:p text:style-name="P57"/>
      <text:p text:style-name="P57">Note that the response was an empty string, hence no host had been previously set.</text:p>
      <text:h text:style-name="Heading_20_2" text:outline-level="2">is_json</text:h>
      <text:p text:style-name="P38">Description</text:p>
      <text:p text:style-name="P89">Check if the content of a response is JSON.<text:line-break/>See also: is_text</text:p>
      <text:p text:style-name="P38">Usage</text:p>
      <text:p text:style-name="P71">is_json(response.)</text:p>
      <text:p text:style-name="P38"><text:soft-page-break/>Arguments</text:p>
      <text:p text:style-name="P89">response. – the response. </text:p>
      <text:p text:style-name="P38">Output</text:p>
      <text:p text:style-name="P89">A boolean <text:span text:style-name="T13">true </text:span><text:span text:style-name="T16">if the response content type is JSON and false otherwise</text:span></text:p>
      <text:p text:style-name="P38">Examples</text:p>
      <text:p text:style-name="Preformatted_20_Text"><text:s text:c="3"/><text:span text:style-name="T68">response. := http#get();</text:span></text:p>
      <text:p text:style-name="Preformatted_20_Text"><text:s text:c="3"/><text:span text:style-name="T68">body. := is_json(response.) ? from_json(response.content) : null;</text:span></text:p>
      <text:p text:style-name="P78"/>
      <text:p text:style-name="P89">In this case, get a response and if it is json, turn it into a stem, otherwise leaving the as a null;</text:p>
      <text:h text:style-name="Heading_20_2" text:outline-level="2">is_open</text:h>
      <text:p text:style-name="P38">Description</text:p>
      <text:p text:style-name="P89">Is there a connection opened to the current host?<text:line-break/>See also: <text:span text:style-name="T49">open</text:span>, <text:span text:style-name="T49">close</text:span></text:p>
      <text:p text:style-name="P38">Usage</text:p>
      <text:p text:style-name="P71">is_open()</text:p>
      <text:p text:style-name="P38">Arguments</text:p>
      <text:p text:style-name="P89">(none)</text:p>
      <text:p text:style-name="P38">Output</text:p>
      <text:p text:style-name="P89">A boolean true if there is a connection open, false otherwise.</text:p>
      <text:p text:style-name="P38">Examples</text:p>
      <text:h text:style-name="Heading_20_2" text:outline-level="2">is_text</text:h>
      <text:p text:style-name="P38">Description</text:p>
      <text:p text:style-name="P89">Check if a response is </text:p>
      <text:p text:style-name="P38">Usage</text:p>
      <text:p text:style-name="P72">is_test(response.)</text:p>
      <text:p text:style-name="P38"><text:soft-page-break/>Arguments</text:p>
      <text:p text:style-name="P90">response. -- The response from a request or just the headers</text:p>
      <text:p text:style-name="P38">Output</text:p>
      <text:p text:style-name="P90">This returns a boolean <text:span text:style-name="T13">true </text:span><text:span text:style-name="T16">if the content is text (includes values like text, html, java, javascript etc.) and false otherwise.</text:span></text:p>
      <text:p text:style-name="P38">Examples</text:p>
      <text:p text:style-name="Preformatted_20_Text"><text:s text:c="3"/><text:span text:style-name="T69">http#is_text(response.'headers');</text:span></text:p>
      <text:p text:style-name="Preformatted_20_Text">true</text:p>
      <text:p text:style-name="P90"/>
      <text:h text:style-name="Heading_20_2" text:outline-level="2"><text:s/>open</text:h>
      <text:p text:style-name="P38">Description</text:p>
      <text:p text:style-name="P90">Open the connection to a server.<text:line-break/>See also: <text:span text:style-name="T49">close</text:span>, <text:span text:style-name="T49">is_open</text:span></text:p>
      <text:p text:style-name="P38">Usage</text:p>
      <text:p text:style-name="P72">open({unverified})</text:p>
      <text:p text:style-name="P38">Arguments</text:p>
      <text:p text:style-name="P90">(none) – opens a connection, using SSL if needed.</text:p>
      <text:p text:style-name="P90"><text:span text:style-name="T49">unverified </text:span>– a boolean that if true will turn of SSL verification. </text:p>
      <text:p text:style-name="P38">Output</text:p>
      <text:p text:style-name="P90">A boolean <text:span text:style-name="T13">true </text:span><text:span text:style-name="T16">if the connection was opened successfully. Note that turning off SSL does not increase speed or performance and removes essential security. However, in testing environments, </text:span><text:span text:style-name="T39">e.g.</text:span><text:span text:style-name="T42"> against a test server with a self-signed cert, it is needed. </text:span></text:p>
      <text:p text:style-name="P38">Examples</text:p>
      <text:h text:style-name="Heading_20_2" text:outline-level="2">post</text:h>
      <text:p text:style-name="P38">Description</text:p>
      <text:p text:style-name="P91">Issue an HTTP POST to the server.</text:p>
      <text:p text:style-name="P38"><text:soft-page-break/>Usage</text:p>
      <text:p text:style-name="P73">post(body | parameters.)</text:p>
      <text:p text:style-name="P73">post(url_path, body | parameters.)</text:p>
      <text:p text:style-name="P38">Arguments</text:p>
      <text:p text:style-name="P91"><text:span text:style-name="T49">body</text:span> – a string that will be ebcoded as the body of the post.</text:p>
      <text:p text:style-name="P91"><text:span text:style-name="T49">parameters.</text:span> – a stem that will be converted to parameters and encoded as the body of the post.</text:p>
      <text:p text:style-name="P91"><text:span text:style-name="T49">url_path</text:span> – a path appended to the host</text:p>
      <text:p text:style-name="P38">Output</text:p>
      <text:p text:style-name="P91">The response from the server.</text:p>
      <text:p text:style-name="P38">Examples</text:p>
      <text:p text:style-name="Preformatted_20_Text"><text:s text:c="2"/><text:span text:style-name="T70">http#post('We are trying to contact you about your car\'s extended warranty');</text:span></text:p>
      <text:p text:style-name="P93"/>
      <text:p text:style-name="P93">Posts with the single sentence as the body</text:p>
      <text:p text:style-name="P48"><text:s text:c="3"/>http#host('https://some_service.com');</text:p>
      <text:p text:style-name="P48"><text:span text:style-name="T31"><text:s text:c="3"/>http#</text:span><text:span text:style-name="T34">post</text:span><text:span text:style-name="T31">('logon', {'id' : '</text:span><text:span text:style-name="T33">Knútr</text:span><text:span text:style-name="T31">.</text:span><text:span text:style-name="T32">F</text:span><text:span text:style-name="T31">orkbeard', 'password' : '123 foo'})</text:span></text:p>
      <text:p text:style-name="P94">which would send the request to <text:a xlink:type="simple" xlink:href="https://some_service.com/logon" text:style-name="Internet_20_link" text:visited-style-name="Visited_20_Internet_20_Link"><text:span text:style-name="T31">https://some_service.com/logon</text:span></text:a><text:span text:style-name="T31"> </text:span>but with the body of the post as</text:p>
      <text:p text:style-name="P76"><text:a xlink:type="simple" xlink:href="https://some_service.com/logon?id=Knútr.Forkbeard&amp;password=123%20foo" text:style-name="Internet_20_link" text:visited-style-name="Visited_20_Internet_20_Link">id=Kn%C3%Batr.Forkbeard&amp;password=<text:bookmark-start text:name="__DdeLink__2121_196012037 Copy 1 Copy 1"/>123%20foo</text:a><text:bookmark-end text:name="__DdeLink__2121_196012037 Copy 1 Copy 1"/></text:p>
      <text:h text:style-name="Heading_20_2" text:outline-level="2">put</text:h>
      <text:p text:style-name="P38">Description</text:p>
      <text:p text:style-name="P63">Issue an HTTP <text:span text:style-name="T70">PUT </text:span>to the server<text:line-break/><text:span text:style-name="T70">See also: </text:span><text:span text:style-name="T55">get</text:span><text:span text:style-name="T70">, </text:span><text:span text:style-name="T55">post</text:span></text:p>
      <text:p text:style-name="P38">Usage</text:p>
      <text:p text:style-name="P74">p<text:span text:style-name="T70">u</text:span>t(body | parameters.)</text:p>
      <text:p text:style-name="P74">p<text:span text:style-name="T70">u</text:span>t(url_path, body | parameters.)</text:p>
      <text:p text:style-name="P38">Arguments</text:p>
      <text:p text:style-name="P92"><text:span text:style-name="T49">body</text:span> – a string that will be ebcoded as the body of the post.</text:p>
      <text:p text:style-name="P92"><text:span text:style-name="T49">parameters.</text:span> – a stem that will be converted to parameters and encoded as the body of the post.</text:p>
      <text:p text:style-name="P92"><text:span text:style-name="T49">url_path</text:span> – a path appended to the host</text:p>
      <text:p text:style-name="P38"><text:soft-page-break/>Output</text:p>
      <text:p text:style-name="P93">The response from the server.</text:p>
      <text:p text:style-name="P38">Examples</text:p>
      <text:p text:style-name="P93">Same as POST, except for the call. The difference between POST and PUT relates to whether the state on the server changes, but the semantics of the call are the same. <text:span text:style-name="T71">Normally POST is used to create a new resource, PUT is used to update/replace an existing one.</text:span></text:p>
      <text:p text:style-name="P78"/>
      <text:p text:style-name="P38">Description</text:p>
      <text:p text:style-name="P38">Usage</text:p>
      <text:p text:style-name="P66">d</text:p>
      <text:p text:style-name="P38">Arguments</text:p>
      <text:p text:style-name="P38">Output</text:p>
      <text:p text:style-name="P38">Exampl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DejaVu Sans" svg:font-family="'DejaVu Sans'" style:font-family-generic="swiss"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loext:graphic-properties draw:fill="solid" draw:fill-color="#3232ff"/>
      <style:paragraph-properties fo:margin-top="0in" fo:margin-bottom="0in" style:contextual-spacing="false" fo:background-color="#3232ff"/>
      <style:text-properties fo:color="#ffff00" loext:opacity="1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5T13:29:57.778695948</meta:creation-date>
    <dc:date>2025-09-29T14:35:43.759382836</dc:date>
    <meta:editing-duration>P44DT18H7M24S</meta:editing-duration>
    <meta:editing-cycles>34</meta:editing-cycles>
    <meta:generator>LibreOffice/24.2.7.2$Linux_X86_64 LibreOffice_project/420$Build-2</meta:generator>
    <meta:document-statistic meta:table-count="1" meta:image-count="0" meta:object-count="0" meta:page-count="16" meta:paragraph-count="409" meta:word-count="2476" meta:character-count="16889" meta:non-whitespace-character-count="14407"/>
  </office:meta>
</office:document-meta>
</file>